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OfContents" style:family="table">
      <style:table-properties style:width="6.925in" table:align="margins"/>
    </style:style>
    <style:style style:name="TableOfContents.A" style:family="table-column">
      <style:table-column-properties style:column-width="3.0639in" style:rel-column-width="28995*"/>
    </style:style>
    <style:style style:name="TableOfContents.B" style:family="table-column">
      <style:table-column-properties style:column-width="1.5521in" style:rel-column-width="14688*"/>
    </style:style>
    <style:style style:name="TableOfContents.C" style:family="table-column">
      <style:table-column-properties style:column-width="2.309in" style:rel-column-width="21852*"/>
    </style:style>
    <style:style style:name="TableOfContents.A1" style:family="table-cell">
      <style:table-cell-properties fo:padding="0.0382in" fo:border-left="none" fo:border-right="none" fo:border-top="none" fo:border-bottom="0.05pt solid #000000"/>
    </style:style>
    <style:style style:name="TableOfContents.A24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P1" style:family="paragraph" style:parent-style-name="Footer">
      <style:text-properties officeooo:rsid="00240829" officeooo:paragraph-rsid="00240829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paragraph-rsid="001563a3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tyle="italic" officeooo:rsid="001563a3" officeooo:paragraph-rsid="001563a3" style:font-style-asian="italic" style:font-style-complex="italic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563a3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77a94"/>
    </style:style>
    <style:style style:name="P7" style:family="paragraph" style:parent-style-name="Text_20_body">
      <style:text-properties officeooo:paragraph-rsid="0015a22d"/>
    </style:style>
    <style:style style:name="P8" style:family="paragraph" style:parent-style-name="Text_20_body">
      <style:text-properties officeooo:rsid="0015a22d" officeooo:paragraph-rsid="0015a22d"/>
    </style:style>
    <style:style style:name="P9" style:family="paragraph" style:parent-style-name="Text_20_body">
      <style:text-properties officeooo:rsid="0017798f" officeooo:paragraph-rsid="0017798f"/>
    </style:style>
    <style:style style:name="P10" style:family="paragraph" style:parent-style-name="Text_20_body">
      <style:text-properties officeooo:paragraph-rsid="0017798f"/>
    </style:style>
    <style:style style:name="P11" style:family="paragraph" style:parent-style-name="Text_20_body">
      <style:text-properties officeooo:rsid="001925ee" officeooo:paragraph-rsid="001925ee"/>
    </style:style>
    <style:style style:name="P12" style:family="paragraph" style:parent-style-name="Text_20_body">
      <style:text-properties officeooo:paragraph-rsid="001925ee"/>
    </style:style>
    <style:style style:name="P13" style:family="paragraph" style:parent-style-name="Text_20_body">
      <style:text-properties officeooo:rsid="001aad33" officeooo:paragraph-rsid="001aad33"/>
    </style:style>
    <style:style style:name="P14" style:family="paragraph" style:parent-style-name="Text_20_body">
      <style:text-properties officeooo:paragraph-rsid="001aad33"/>
    </style:style>
    <style:style style:name="P15" style:family="paragraph" style:parent-style-name="Text_20_body">
      <style:text-properties officeooo:rsid="001c6c99" officeooo:paragraph-rsid="001c6c99"/>
    </style:style>
    <style:style style:name="P16" style:family="paragraph" style:parent-style-name="Text_20_body">
      <style:text-properties officeooo:paragraph-rsid="001c6c99"/>
    </style:style>
    <style:style style:name="P17" style:family="paragraph" style:parent-style-name="Text_20_body">
      <style:text-properties officeooo:rsid="001d0f8c" officeooo:paragraph-rsid="001d0f8c"/>
    </style:style>
    <style:style style:name="P18" style:family="paragraph" style:parent-style-name="Text_20_body">
      <style:paragraph-properties fo:line-height="120%"/>
      <style:text-properties officeooo:rsid="001d0f8c" officeooo:paragraph-rsid="001d0f8c"/>
    </style:style>
    <style:style style:name="P19" style:family="paragraph" style:parent-style-name="Text_20_body">
      <style:text-properties officeooo:paragraph-rsid="001d0f8c"/>
    </style:style>
    <style:style style:name="P20" style:family="paragraph" style:parent-style-name="Text_20_body">
      <style:text-properties officeooo:rsid="001de641" officeooo:paragraph-rsid="001de641"/>
    </style:style>
    <style:style style:name="P21" style:family="paragraph" style:parent-style-name="Text_20_body">
      <style:text-properties officeooo:paragraph-rsid="001de641"/>
    </style:style>
    <style:style style:name="P22" style:family="paragraph" style:parent-style-name="Text_20_body">
      <style:text-properties officeooo:rsid="001f2596" officeooo:paragraph-rsid="001f2596"/>
    </style:style>
    <style:style style:name="P23" style:family="paragraph" style:parent-style-name="Text_20_body">
      <style:text-properties officeooo:paragraph-rsid="001f2596"/>
    </style:style>
    <style:style style:name="P24" style:family="paragraph" style:parent-style-name="Text_20_body">
      <style:text-properties officeooo:rsid="00202d6e" officeooo:paragraph-rsid="00202d6e"/>
    </style:style>
    <style:style style:name="P25" style:family="paragraph" style:parent-style-name="Text_20_body">
      <style:text-properties officeooo:paragraph-rsid="00202d6e"/>
    </style:style>
    <style:style style:name="P26" style:family="paragraph" style:parent-style-name="Text_20_body">
      <style:text-properties officeooo:rsid="0020592f" officeooo:paragraph-rsid="0020592f"/>
    </style:style>
    <style:style style:name="P27" style:family="paragraph" style:parent-style-name="Text_20_body">
      <style:text-properties officeooo:paragraph-rsid="0020592f"/>
    </style:style>
    <style:style style:name="P28" style:family="paragraph" style:parent-style-name="Text_20_body">
      <style:text-properties officeooo:paragraph-rsid="00212cf8"/>
    </style:style>
    <style:style style:name="P29" style:family="paragraph" style:parent-style-name="Text_20_body">
      <style:text-properties officeooo:rsid="002d4444" officeooo:paragraph-rsid="002d4444"/>
    </style:style>
    <style:style style:name="P30" style:family="paragraph" style:parent-style-name="Text_20_body">
      <style:text-properties officeooo:paragraph-rsid="002d4444"/>
    </style:style>
    <style:style style:name="P31" style:family="paragraph" style:parent-style-name="Text_20_body">
      <style:paragraph-properties fo:break-before="page"/>
      <style:text-properties officeooo:rsid="001d0f8c" officeooo:paragraph-rsid="001d0f8c"/>
    </style:style>
    <style:style style:name="P32" style:family="paragraph" style:parent-style-name="Footnote">
      <style:text-properties officeooo:rsid="001de641" officeooo:paragraph-rsid="001de641"/>
    </style:style>
    <style:style style:name="P33" style:family="paragraph" style:parent-style-name="Table_20_Contents">
      <style:text-properties officeooo:rsid="002b6668" officeooo:paragraph-rsid="002b6668"/>
    </style:style>
    <style:style style:name="P34" style:family="paragraph" style:parent-style-name="Table_20_Contents">
      <style:text-properties officeooo:rsid="002b6668" officeooo:paragraph-rsid="0032061b"/>
    </style:style>
    <style:style style:name="P35" style:family="paragraph" style:parent-style-name="Table_20_Contents">
      <style:paragraph-properties fo:text-align="end" style:justify-single-word="false"/>
      <style:text-properties officeooo:rsid="002b6668" officeooo:paragraph-rsid="002b6668"/>
    </style:style>
    <style:style style:name="P36" style:family="paragraph" style:parent-style-name="Table_20_Contents">
      <style:text-properties officeooo:rsid="002d4444" officeooo:paragraph-rsid="002d4444"/>
    </style:style>
    <style:style style:name="P37" style:family="paragraph" style:parent-style-name="Table_20_Contents">
      <style:text-properties officeooo:rsid="002d4444" officeooo:paragraph-rsid="0032061b"/>
    </style:style>
    <style:style style:name="P38" style:family="paragraph" style:parent-style-name="Table_20_Contents">
      <style:paragraph-properties fo:text-align="end" style:justify-single-word="false"/>
      <style:text-properties officeooo:rsid="002d4444" officeooo:paragraph-rsid="002d4444"/>
    </style:style>
    <style:style style:name="P39" style:family="paragraph" style:parent-style-name="Table_20_Contents">
      <style:text-properties officeooo:rsid="002a981e" officeooo:paragraph-rsid="002a981e"/>
    </style:style>
    <style:style style:name="P40" style:family="paragraph" style:parent-style-name="Table_20_Contents">
      <style:paragraph-properties fo:text-align="end" style:justify-single-word="false"/>
      <style:text-properties officeooo:rsid="002a981e" officeooo:paragraph-rsid="002a981e"/>
    </style:style>
    <style:style style:name="P41" style:family="paragraph" style:parent-style-name="Table_20_Contents">
      <style:text-properties officeooo:rsid="0032061b" officeooo:paragraph-rsid="0032061b"/>
    </style:style>
    <style:style style:name="P42" style:family="paragraph" style:parent-style-name="Text_20_body" style:master-page-name="Index">
      <style:paragraph-properties fo:margin-left="0in" fo:margin-right="0in" fo:margin-top="0in" fo:margin-bottom="0in" style:contextual-spacing="false" fo:text-indent="0in" style:auto-text-indent="false" style:page-number="auto" fo:break-before="page"/>
      <style:text-properties officeooo:paragraph-rsid="001563a3"/>
    </style:style>
    <style:style style:name="P43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38fbb"/>
    </style:style>
    <style:style style:name="P4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352575" officeooo:paragraph-rsid="00352575"/>
    </style:style>
    <style:style style:name="P46" style:family="paragraph" style:parent-style-name="Text_20_body" style:list-style-name="L1">
      <style:text-properties officeooo:rsid="00202d6e" officeooo:paragraph-rsid="00202d6e"/>
    </style:style>
    <style:style style:name="P47" style:family="paragraph" style:parent-style-name="Title" style:master-page-name="First_20_Page">
      <style:paragraph-properties style:page-number="auto"/>
    </style:style>
    <style:style style:name="P48" style:family="paragraph" style:parent-style-name="Heading_20_1" style:master-page-name="Index">
      <style:paragraph-properties style:page-number="auto" fo:break-before="page"/>
      <style:text-properties officeooo:rsid="00212cf8" officeooo:paragraph-rsid="00212cf8"/>
    </style:style>
    <style:style style:name="P49" style:family="paragraph" style:parent-style-name="Heading_20_1" style:master-page-name="Standard">
      <style:paragraph-properties style:page-number="auto" fo:break-before="page"/>
      <style:text-properties officeooo:rsid="0015a22d" officeooo:paragraph-rsid="0015a22d"/>
    </style:style>
    <style:style style:name="P50" style:family="paragraph" style:parent-style-name="Heading_20_1">
      <style:paragraph-properties fo:break-before="page"/>
      <style:text-properties officeooo:rsid="0015a22d" officeooo:paragraph-rsid="0015a22d"/>
    </style:style>
    <style:style style:name="P51" style:family="paragraph" style:parent-style-name="Heading_20_1">
      <style:paragraph-properties fo:break-before="page"/>
      <style:text-properties officeooo:rsid="0017798f" officeooo:paragraph-rsid="0017798f"/>
    </style:style>
    <style:style style:name="P52" style:family="paragraph" style:parent-style-name="Heading_20_1">
      <style:paragraph-properties fo:break-before="page"/>
      <style:text-properties officeooo:rsid="001925ee" officeooo:paragraph-rsid="001925ee"/>
    </style:style>
    <style:style style:name="P53" style:family="paragraph" style:parent-style-name="Heading_20_1">
      <style:paragraph-properties fo:break-before="page"/>
      <style:text-properties officeooo:rsid="001aad33" officeooo:paragraph-rsid="001aad33"/>
    </style:style>
    <style:style style:name="P54" style:family="paragraph" style:parent-style-name="Heading_20_1">
      <style:paragraph-properties fo:break-before="page"/>
      <style:text-properties officeooo:rsid="001c6c99" officeooo:paragraph-rsid="001c6c99"/>
    </style:style>
    <style:style style:name="P55" style:family="paragraph" style:parent-style-name="Heading_20_1">
      <style:paragraph-properties fo:break-before="page"/>
      <style:text-properties officeooo:rsid="001d0f8c" officeooo:paragraph-rsid="001d0f8c"/>
    </style:style>
    <style:style style:name="P56" style:family="paragraph" style:parent-style-name="Heading_20_1">
      <style:paragraph-properties fo:break-before="page"/>
      <style:text-properties officeooo:rsid="001de641" officeooo:paragraph-rsid="001de641"/>
    </style:style>
    <style:style style:name="P57" style:family="paragraph" style:parent-style-name="Heading_20_1">
      <style:paragraph-properties fo:break-before="page"/>
      <style:text-properties officeooo:rsid="001f2596" officeooo:paragraph-rsid="001f2596"/>
    </style:style>
    <style:style style:name="P58" style:family="paragraph" style:parent-style-name="Heading_20_1" style:list-style-name="">
      <style:paragraph-properties fo:break-before="page"/>
      <style:text-properties officeooo:rsid="002d4444" officeooo:paragraph-rsid="002d4444"/>
    </style:style>
    <style:style style:name="P59" style:family="paragraph" style:parent-style-name="Heading_20_1">
      <style:paragraph-properties fo:break-before="page"/>
      <style:text-properties officeooo:rsid="00202d6e" officeooo:paragraph-rsid="00202d6e"/>
    </style:style>
    <style:style style:name="P60" style:family="paragraph" style:parent-style-name="Heading_20_1">
      <style:paragraph-properties fo:break-before="page"/>
      <style:text-properties officeooo:rsid="0020592f" officeooo:paragraph-rsid="0020592f"/>
    </style:style>
    <style:style style:name="P61" style:family="paragraph" style:parent-style-name="Heading_20_2">
      <style:text-properties officeooo:rsid="0015a22d" officeooo:paragraph-rsid="0015a22d"/>
    </style:style>
    <style:style style:name="P62" style:family="paragraph" style:parent-style-name="Heading_20_2">
      <style:text-properties officeooo:rsid="0017798f" officeooo:paragraph-rsid="0017798f"/>
    </style:style>
    <style:style style:name="P63" style:family="paragraph" style:parent-style-name="Heading_20_2">
      <style:text-properties officeooo:rsid="001925ee" officeooo:paragraph-rsid="001925ee"/>
    </style:style>
    <style:style style:name="P64" style:family="paragraph" style:parent-style-name="Heading_20_2">
      <style:text-properties officeooo:rsid="001aad33" officeooo:paragraph-rsid="001aad33"/>
    </style:style>
    <style:style style:name="P65" style:family="paragraph" style:parent-style-name="Heading_20_2">
      <style:text-properties officeooo:rsid="001c6c99" officeooo:paragraph-rsid="001c6c99"/>
    </style:style>
    <style:style style:name="P66" style:family="paragraph" style:parent-style-name="Heading_20_2">
      <style:text-properties officeooo:rsid="001d0f8c" officeooo:paragraph-rsid="001d0f8c"/>
    </style:style>
    <style:style style:name="P67" style:family="paragraph" style:parent-style-name="Heading_20_2">
      <style:text-properties officeooo:rsid="001de641" officeooo:paragraph-rsid="001de641"/>
    </style:style>
    <style:style style:name="P68" style:family="paragraph" style:parent-style-name="Heading_20_2">
      <style:text-properties officeooo:rsid="001f2596" officeooo:paragraph-rsid="001f2596"/>
    </style:style>
    <style:style style:name="P69" style:family="paragraph" style:parent-style-name="Heading_20_2">
      <style:text-properties officeooo:rsid="002d4444" officeooo:paragraph-rsid="002d4444"/>
    </style:style>
    <style:style style:name="P70" style:family="paragraph" style:parent-style-name="Heading_20_2">
      <style:text-properties officeooo:rsid="00202d6e" officeooo:paragraph-rsid="00202d6e"/>
    </style:style>
    <style:style style:name="P71" style:family="paragraph" style:parent-style-name="Heading_20_2">
      <style:text-properties style:font-name="Liberation Sans1" officeooo:rsid="00202d6e" officeooo:paragraph-rsid="00202d6e" style:font-name-asian="Droid Sans Fallback" style:font-name-complex="FreeSans"/>
    </style:style>
    <style:style style:name="P72" style:family="paragraph" style:parent-style-name="Heading_20_2">
      <style:text-properties officeooo:rsid="0020592f" officeooo:paragraph-rsid="0020592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font-name="Liberation Sans1" style:font-name-asian="Droid Sans Fallback" style:font-name-complex="FreeSans"/>
    </style:style>
    <style:style style:name="T4" style:family="text">
      <style:text-properties officeooo:rsid="0023e726"/>
    </style:style>
    <style:style style:name="T5" style:family="text">
      <style:text-properties officeooo:rsid="00277a94"/>
    </style:style>
    <style:style style:name="T6" style:family="text">
      <style:text-properties officeooo:rsid="002d4444"/>
    </style:style>
    <style:style style:name="T7" style:family="text">
      <style:text-properties officeooo:rsid="003224a7"/>
    </style:style>
    <style:style style:name="T8" style:family="text">
      <style:text-properties officeooo:rsid="0034f1b9"/>
    </style:style>
    <style:style style:name="T9" style:family="text">
      <style:text-properties officeooo:rsid="0035257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Eve was the Snake</text:p>
      <text:p text:style-name="P2"/>
      <text:p text:style-name="P2">is a collection of poetry released into the public domain by its author, </text:p>
      <text:p text:style-name="P2">John Chilton, </text:p>
      <text:p text:style-name="P2">whom you may write to at <text:a xlink:type="simple" xlink:href="mailto:jmc31337@outlook.com">jmc31337@outlook.com</text:a> if you are over 9,000</text:p>
      <text:p text:style-name="Text_20_body"/>
      <text:p text:style-name="P44"><text:span text:style-name="T1">Eve was the Snake</text:span> can be found online at</text:p>
      <text:p text:style-name="P45">http://jmc.31337.info/poetry/01-Eve-was-the-Snake/01-Eve-was-the-Snake.pdf</text:p>
      <text:p text:style-name="Text_20_body"/>
      <text:p text:style-name="P2">Mad props to github.com <text:span text:style-name="T9">for versioned project hosting</text:span></text:p>
      <text:p text:style-name="P45">Mad props to freedns.afraid.org for DNS service</text:p>
      <text:p text:style-name="P42"/>
      <text:p text:style-name="P5"><text:bookmark-start text:name="__DdeLink__76_511208715"/><text:bookmark-start text:name="__DdeLink__939_2125503272"/>In the beginning, Adam and Eve evolved from apes.</text:p>
      <text:p text:style-name="P6"><text:tab/>Adam <text:span text:style-name="T5">only </text:span>wanted <text:span text:style-name="T5">to get to know </text:span>Eve, so Eve invented a Snake and a</text:p>
      <text:p text:style-name="P6"><text:tab/><text:tab/>Myt<text:span text:style-name="T5">h </text:span>about Forbidden Fruit</text:p>
      <text:p text:style-name="P6"><text:tab/><text:tab/><text:tab/>so that Adam would go Crazy <text:span text:style-name="T5">until he wanted her Body</text:span>.<text:bookmark-end text:name="__DdeLink__939_2125503272"/></text:p>
      <text:p text:style-name="P3"/>
      <text:p text:style-name="P3"/>
      <text:p text:style-name="P3"/>
      <text:p text:style-name="P3"/>
      <text:p text:style-name="P3"/>
      <text:p text:style-name="P4">dedicated to Jonas, <text:span text:style-name="T4">who carries</text:span> the wheel</text:p>
      <text:h text:style-name="P48" text:outline-level="1">Table of Contents</text:h>
      <text:p text:style-name="P28"/>
      <table:table table:name="TableOfContents" table:style-name="TableOfContents">
        <table:table-column table:style-name="TableOfContents.A"/>
        <table:table-column table:style-name="TableOfContents.B"/>
        <table:table-column table:style-name="TableOfContents.C"/>
        <table:table-row>
          <table:table-cell table:style-name="TableOfContents.A1" office:value-type="string">
            <text:p text:style-name="P39">Paraíso en Arcilla</text:p>
          </table:table-cell>
          <table:table-cell table:style-name="TableOfContents.A1" office:value-type="string">
            <text:p text:style-name="P41">3/27/2013</text:p>
          </table:table-cell>
          <table:table-cell table:style-name="TableOfContents.A1" office:value-type="string">
            <text:p text:style-name="P40">1</text:p>
          </table:table-cell>
        </table:table-row>
        <table:table-row>
          <table:table-cell table:style-name="TableOfContents.A1" office:value-type="string">
            <text:p text:style-name="P36">Wild Dogs</text:p>
          </table:table-cell>
          <table:table-cell table:style-name="TableOfContents.A1" office:value-type="string">
            <text:p text:style-name="P41">4/4/2013</text:p>
          </table:table-cell>
          <table:table-cell table:style-name="TableOfContents.A1" office:value-type="string">
            <text:p text:style-name="P38">2</text:p>
          </table:table-cell>
        </table:table-row>
        <table:table-row>
          <table:table-cell table:style-name="TableOfContents.A1" office:value-type="string">
            <text:p text:style-name="P36">Nullspace of a Matrix</text:p>
          </table:table-cell>
          <table:table-cell table:style-name="TableOfContents.A1" office:value-type="string">
            <text:p text:style-name="P41">4/5/2013</text:p>
          </table:table-cell>
          <table:table-cell table:style-name="TableOfContents.A1" office:value-type="string">
            <text:p text:style-name="P38">3</text:p>
          </table:table-cell>
        </table:table-row>
        <table:table-row>
          <table:table-cell table:style-name="TableOfContents.A1" office:value-type="string">
            <text:p text:style-name="P36">Oh, Bother</text:p>
          </table:table-cell>
          <table:table-cell table:style-name="TableOfContents.A1" office:value-type="string">
            <text:p text:style-name="P41">4/7/2013</text:p>
          </table:table-cell>
          <table:table-cell table:style-name="TableOfContents.A1" office:value-type="string">
            <text:p text:style-name="P38">4</text:p>
          </table:table-cell>
        </table:table-row>
        <table:table-row>
          <table:table-cell table:style-name="TableOfContents.A1" office:value-type="string">
            <text:p text:style-name="P36">Untitled</text:p>
          </table:table-cell>
          <table:table-cell table:style-name="TableOfContents.A1" office:value-type="string">
            <text:p text:style-name="P41">4/12/2013</text:p>
          </table:table-cell>
          <table:table-cell table:style-name="TableOfContents.A1" office:value-type="string">
            <text:p text:style-name="P38">5</text:p>
          </table:table-cell>
        </table:table-row>
        <table:table-row>
          <table:table-cell table:style-name="TableOfContents.A1" office:value-type="string">
            <text:p text:style-name="P36">Alpine Affinity</text:p>
          </table:table-cell>
          <table:table-cell table:style-name="TableOfContents.A1" office:value-type="string">
            <text:p text:style-name="P41">6/10/2013</text:p>
          </table:table-cell>
          <table:table-cell table:style-name="TableOfContents.A1" office:value-type="string">
            <text:p text:style-name="P38">6</text:p>
          </table:table-cell>
        </table:table-row>
        <table:table-row>
          <table:table-cell table:style-name="TableOfContents.A1" office:value-type="string">
            <text:p text:style-name="P36">Inkspill</text:p>
          </table:table-cell>
          <table:table-cell table:style-name="TableOfContents.A1" office:value-type="string">
            <text:p text:style-name="P41">6/11/2013</text:p>
          </table:table-cell>
          <table:table-cell table:style-name="TableOfContents.A1" office:value-type="string">
            <text:p text:style-name="P38">7</text:p>
          </table:table-cell>
        </table:table-row>
        <table:table-row>
          <table:table-cell table:style-name="TableOfContents.A1" office:value-type="string">
            <text:p text:style-name="P36">Neighborhood Reputation</text:p>
          </table:table-cell>
          <table:table-cell table:style-name="TableOfContents.A1" office:value-type="string">
            <text:p text:style-name="P41">6/12/2013</text:p>
          </table:table-cell>
          <table:table-cell table:style-name="TableOfContents.A1" office:value-type="string">
            <text:p text:style-name="P38">8</text:p>
          </table:table-cell>
        </table:table-row>
        <table:table-row>
          <table:table-cell table:style-name="TableOfContents.A1" office:value-type="string">
            <text:p text:style-name="P36">21<text:span text:style-name="T2">st</text:span> Century Seasons</text:p>
          </table:table-cell>
          <table:table-cell table:style-name="TableOfContents.A1" office:value-type="string">
            <text:p text:style-name="P41">7/1/2013</text:p>
          </table:table-cell>
          <table:table-cell table:style-name="TableOfContents.A1" office:value-type="string">
            <text:p text:style-name="P38">9</text:p>
          </table:table-cell>
        </table:table-row>
        <table:table-row>
          <table:table-cell table:style-name="TableOfContents.A1" office:value-type="string">
            <text:p text:style-name="P36">Micro/Macro</text:p>
          </table:table-cell>
          <table:table-cell table:style-name="TableOfContents.A1" office:value-type="string">
            <text:p text:style-name="P41">7/2/2013</text:p>
          </table:table-cell>
          <table:table-cell table:style-name="TableOfContents.A1" office:value-type="string">
            <text:p text:style-name="P38">11</text:p>
          </table:table-cell>
        </table:table-row>
        <table:table-row>
          <table:table-cell table:style-name="TableOfContents.A1" office:value-type="string">
            <text:p text:style-name="P36">Impermanence</text:p>
          </table:table-cell>
          <table:table-cell table:style-name="TableOfContents.A1" office:value-type="string">
            <text:p text:style-name="P41">7/16/2013</text:p>
          </table:table-cell>
          <table:table-cell table:style-name="TableOfContents.A1" office:value-type="string">
            <text:p text:style-name="P38">13</text:p>
          </table:table-cell>
        </table:table-row>
        <table:table-row>
          <table:table-cell table:style-name="TableOfContents.A1" office:value-type="string">
            <text:p text:style-name="P36">The Other Black Gold</text:p>
          </table:table-cell>
          <table:table-cell table:style-name="TableOfContents.A1" office:value-type="string">
            <text:p text:style-name="P41">7/30/2013</text:p>
          </table:table-cell>
          <table:table-cell table:style-name="TableOfContents.A1" office:value-type="string">
            <text:p text:style-name="P38">14</text:p>
          </table:table-cell>
        </table:table-row>
        <table:table-row>
          <table:table-cell table:style-name="TableOfContents.A1" office:value-type="string">
            <text:p text:style-name="P36">Untitled</text:p>
          </table:table-cell>
          <table:table-cell table:style-name="TableOfContents.A1" office:value-type="string">
            <text:p text:style-name="P41">8/29/2013</text:p>
          </table:table-cell>
          <table:table-cell table:style-name="TableOfContents.A1" office:value-type="string">
            <text:p text:style-name="P38">16</text:p>
          </table:table-cell>
        </table:table-row>
        <table:table-row>
          <table:table-cell table:style-name="TableOfContents.A1" office:value-type="string">
            <text:p text:style-name="P36">Foundation Shifts</text:p>
          </table:table-cell>
          <table:table-cell table:style-name="TableOfContents.A1" office:value-type="string">
            <text:p text:style-name="P41">9/22/2013</text:p>
          </table:table-cell>
          <table:table-cell table:style-name="TableOfContents.A1" office:value-type="string">
            <text:p text:style-name="P38">17</text:p>
          </table:table-cell>
        </table:table-row>
        <table:table-row>
          <table:table-cell table:style-name="TableOfContents.A1" office:value-type="string">
            <text:p text:style-name="P36">Graph Edges</text:p>
          </table:table-cell>
          <table:table-cell table:style-name="TableOfContents.A1" office:value-type="string">
            <text:p text:style-name="P41">9/24/2013</text:p>
          </table:table-cell>
          <table:table-cell table:style-name="TableOfContents.A1" office:value-type="string">
            <text:p text:style-name="P38">18</text:p>
          </table:table-cell>
        </table:table-row>
        <table:table-row>
          <table:table-cell table:style-name="TableOfContents.A1" office:value-type="string">
            <text:p text:style-name="P36">Ode N</text:p>
          </table:table-cell>
          <table:table-cell table:style-name="TableOfContents.A1" office:value-type="string">
            <text:p text:style-name="P41">9/27/2013</text:p>
          </table:table-cell>
          <table:table-cell table:style-name="TableOfContents.A1" office:value-type="string">
            <text:p text:style-name="P38">19</text:p>
          </table:table-cell>
        </table:table-row>
        <table:table-row>
          <table:table-cell table:style-name="TableOfContents.A1" office:value-type="string">
            <text:p text:style-name="P36">Hello Echoes</text:p>
          </table:table-cell>
          <table:table-cell table:style-name="TableOfContents.A1" office:value-type="string">
            <text:p text:style-name="P41">10/3/2013</text:p>
          </table:table-cell>
          <table:table-cell table:style-name="TableOfContents.A1" office:value-type="string">
            <text:p text:style-name="P38">20</text:p>
          </table:table-cell>
        </table:table-row>
        <table:table-row>
          <table:table-cell table:style-name="TableOfContents.A1" office:value-type="string">
            <text:p text:style-name="P36">The Colding</text:p>
          </table:table-cell>
          <table:table-cell table:style-name="TableOfContents.A1" office:value-type="string">
            <text:p text:style-name="P41">10/9/2013</text:p>
          </table:table-cell>
          <table:table-cell table:style-name="TableOfContents.A1" office:value-type="string">
            <text:p text:style-name="P38">21</text:p>
          </table:table-cell>
        </table:table-row>
        <table:table-row>
          <table:table-cell table:style-name="TableOfContents.A1" office:value-type="string">
            <text:p text:style-name="P36">Trite Scrawling</text:p>
          </table:table-cell>
          <table:table-cell table:style-name="TableOfContents.A1" office:value-type="string">
            <text:p text:style-name="P41">8/23/2014</text:p>
          </table:table-cell>
          <table:table-cell table:style-name="TableOfContents.A1" office:value-type="string">
            <text:p text:style-name="P38">22</text:p>
          </table:table-cell>
        </table:table-row>
        <table:table-row>
          <table:table-cell table:style-name="TableOfContents.A1" office:value-type="string">
            <text:p text:style-name="P36">The 0x0 Ocean</text:p>
          </table:table-cell>
          <table:table-cell table:style-name="TableOfContents.A1" office:value-type="string">
            <text:p text:style-name="P41">9/3/2014</text:p>
          </table:table-cell>
          <table:table-cell table:style-name="TableOfContents.A1" office:value-type="string">
            <text:p text:style-name="P38">23</text:p>
          </table:table-cell>
        </table:table-row>
        <table:table-row>
          <table:table-cell table:style-name="TableOfContents.A1" office:value-type="string">
            <text:p text:style-name="P36">Ya la Próxima Vez</text:p>
          </table:table-cell>
          <table:table-cell table:style-name="TableOfContents.A1" office:value-type="string">
            <text:p text:style-name="P41">9/24/2014</text:p>
          </table:table-cell>
          <table:table-cell table:style-name="TableOfContents.A1" office:value-type="string">
            <text:p text:style-name="P38">25</text:p>
          </table:table-cell>
        </table:table-row>
        <table:table-row>
          <table:table-cell table:style-name="TableOfContents.A1" office:value-type="string">
            <text:p text:style-name="P36">Deluge of Passersby</text:p>
          </table:table-cell>
          <table:table-cell table:style-name="TableOfContents.A1" office:value-type="string">
            <text:p text:style-name="P41">9/24/2014</text:p>
          </table:table-cell>
          <table:table-cell table:style-name="TableOfContents.A1" office:value-type="string">
            <text:p text:style-name="P38">26</text:p>
          </table:table-cell>
        </table:table-row>
        <table:table-row>
          <table:table-cell table:style-name="TableOfContents.A1" office:value-type="string">
            <text:p text:style-name="P36">Tea for One</text:p>
          </table:table-cell>
          <table:table-cell table:style-name="TableOfContents.A1" office:value-type="string">
            <text:p text:style-name="P37">10/23/2014</text:p>
          </table:table-cell>
          <table:table-cell table:style-name="TableOfContents.A1" office:value-type="string">
            <text:p text:style-name="P38">27</text:p>
          </table:table-cell>
        </table:table-row>
        <table:table-row>
          <table:table-cell table:style-name="TableOfContents.A24" office:value-type="string">
            <text:p text:style-name="P33">Iridescent Tantaleyes</text:p>
          </table:table-cell>
          <table:table-cell table:style-name="TableOfContents.A24" office:value-type="string">
            <text:p text:style-name="P34">10/24/2014</text:p>
          </table:table-cell>
          <table:table-cell table:style-name="TableOfContents.A24" office:value-type="string">
            <text:p text:style-name="P35">2<text:span text:style-name="T6">8</text:span></text:p>
          </table:table-cell>
        </table:table-row>
      </table:table>
      <text:p text:style-name="P28"/>
      <text:h text:style-name="P49" text:outline-level="1"><text:bookmark-end text:name="__DdeLink__76_511208715"/><text:bookmark-start text:name="__DdeLink__81_511208715"/>Paraíso en Arcilla<text:bookmark-end text:name="__DdeLink__81_511208715"/></text:h>
      <text:h text:style-name="P61" text:outline-level="2">3/27/201<text:span text:style-name="T7">3</text:span></text:h>
      <text:p text:style-name="P7"/>
      <text:p text:style-name="P8">So shone abalone –</text:p>
      <text:p text:style-name="P8">Rounded shells in lands where sun sees the evening</text:p>
      <text:p text:style-name="P8">And value is known in creases at the edges of eyes and smiles</text:p>
      <text:p text:style-name="P8"/>
      <text:p text:style-name="P8">A child finds that shell</text:p>
      <text:p text:style-name="P8">And imagines that if the sun were rising over the horizon instead of setting</text:p>
      <text:p text:style-name="P8">Then she could more easily crease the smiles in her eyes</text:p>
      <text:p text:style-name="P8">Although the rising sun illuminates the shell</text:p>
      <text:p text:style-name="P8">And its green and purple hues smile out over the water</text:p>
      <text:p text:style-name="P8">As it transitions from a world of dark and blue</text:p>
      <text:p text:style-name="P8">To one of light and shades of red</text:p>
      <text:p text:style-name="P8">So the child's longing to be on a western shore passes as she</text:p>
      <text:p text:style-name="P8">Blinds herself by staring</text:p>
      <text:p text:style-name="P8">Into the road of fire that the sun paints in a reflection on the ocean</text:p>
      <text:p text:style-name="P8">From the horizon to the shore at her feet</text:p>
      <text:h text:style-name="P50" text:outline-level="1">Wild Dogs</text:h>
      <text:h text:style-name="P61" text:outline-level="2">4/4/2013</text:h>
      <text:p text:style-name="P7"/>
      <text:p text:style-name="P8">A land apart from others and</text:p>
      <text:p text:style-name="P8">In some sense left behind:</text:p>
      <text:p text:style-name="P8">An essence of humidity fills the aether;</text:p>
      <text:p text:style-name="P8">The dogs see spots.</text:p>
      <text:p text:style-name="P8">Dehydration reins them in to the cracks in the ground.</text:p>
      <text:p text:style-name="P8">Here where the sun shines on useless tooth &amp; nail,</text:p>
      <text:p text:style-name="P8">Hunger prevails.</text:p>
      <text:h text:style-name="P50" text:outline-level="1">Nullspace of a Matrix</text:h>
      <text:h text:style-name="P61" text:outline-level="2">4/5/2013</text:h>
      <text:p text:style-name="P7"/>
      <text:p text:style-name="P8">So raucous shone the alpenglow</text:p>
      <text:p text:style-name="P8">O'er doe in meadow sleeping</text:p>
      <text:p text:style-name="P8">While mountain birds elapsed in the pre-dawn light,</text:p>
      <text:p text:style-name="P8">Their chirps heard by two hikers</text:p>
      <text:p text:style-name="P8">Aloft in the eerie aura of a sacred place,</text:p>
      <text:p text:style-name="P8">Their occasional branch-to-branch flitting</text:p>
      <text:p text:style-name="P8">Suspending a stranger to propriety,</text:p>
      <text:p text:style-name="P8">Bringing his mind here and now</text:p>
      <text:h text:style-name="P51" text:outline-level="1">Oh, Bother</text:h>
      <text:h text:style-name="P62" text:outline-level="2">4/7/2013</text:h>
      <text:p text:style-name="P10"/>
      <text:p text:style-name="P9">Hold still, sky, while from below I watch thee</text:p>
      <text:p text:style-name="P9">Focused so intently on thine cloud cover I am</text:p>
      <text:p text:style-name="P9">Staring,</text:p>
      <text:p text:style-name="P9">Hoping that the sun will scatter them</text:p>
      <text:p text:style-name="P9">Or that the power of my gaze will</text:p>
      <text:p text:style-name="P9">Radiate enough energy to dissipate them</text:p>
      <text:p text:style-name="P9">So that the short-sleeved shirt I have</text:p>
      <text:p text:style-name="P9">Chosen does not leave me shivering cold today</text:p>
      <text:p text:style-name="P9">If only I were a wizard</text:p>
      <text:p text:style-name="P9">And I had that power</text:p>
      <text:h text:style-name="P51" text:outline-level="1">Untitled</text:h>
      <text:h text:style-name="P62" text:outline-level="2">4/12/2013</text:h>
      <text:p text:style-name="P10"/>
      <text:p text:style-name="P9">Dear Princess,</text:p>
      <text:p text:style-name="P9"/>
      <text:p text:style-name="P9">Do you know the color of</text:p>
      <text:p text:style-name="P9">A bolt of lightning as it flashes</text:p>
      <text:p text:style-name="P9">In the fore of sky,</text:p>
      <text:p text:style-name="P9">In shadow of the clouds of storm,</text:p>
      <text:p text:style-name="P9">Still fore of bodewell hues?</text:p>
      <text:p text:style-name="P9"/>
      <text:p text:style-name="P9">That tint of yellow: hatchling chick</text:p>
      <text:p text:style-name="P9">The clouds: a river stone</text:p>
      <text:p text:style-name="P9"/>
      <text:p text:style-name="P9">While underneath this scene: a red</text:p>
      <text:p text:style-name="P9">Like sunlight seen through</text:p>
      <text:p text:style-name="P9">Skin of loving and warm hands</text:p>
      <text:p text:style-name="P9"/>
      <text:p text:style-name="P9">And as this picture moves in time,</text:p>
      <text:p text:style-name="P9">The ocean laps beneath.</text:p>
      <text:h text:style-name="P52" text:outline-level="1">Alpine Affinity</text:h>
      <text:h text:style-name="P63" text:outline-level="2">6/10/2013</text:h>
      <text:p text:style-name="P12"/>
      <text:p text:style-name="P11">Familiar meadow-in-plateau amidst peaks</text:p>
      <text:p text:style-name="P11">Bounded by woods, here wild flowers grow</text:p>
      <text:p text:style-name="P11">And snakes and rodents move about, unseen</text:p>
      <text:p text:style-name="P11">A beetle crawls up a stem, antennae twitching</text:p>
      <text:p text:style-name="P11">Instantly the hard wings open; the bug waits briefly,</text:p>
      <text:p text:style-name="P11">Then flies off to greener fields,</text:p>
      <text:p text:style-name="P11">Winding in the breeze which also carries</text:p>
      <text:p text:style-name="P11">Pollen up and aimlessly like prayers</text:p>
      <text:h text:style-name="P53" text:outline-level="1">Inkspill</text:h>
      <text:h text:style-name="P64" text:outline-level="2">6/11/2013</text:h>
      <text:p text:style-name="P14"/>
      <text:p text:style-name="P13">The author sits in silence,</text:p>
      <text:p text:style-name="P13">Naps in nowhere land</text:p>
      <text:p text:style-name="P13">Writing only to satisfy his own curiosity</text:p>
      <text:p text:style-name="P13">About the story brewing in his mind.</text:p>
      <text:p text:style-name="P13">And so the under-curious produces nothing</text:p>
      <text:p text:style-name="P13">Until boredom and loneliness inspire</text:p>
      <text:p text:style-name="P13">Kaleidoscopic letting of characters and ideas.</text:p>
      <text:h text:style-name="P54" text:outline-level="1">Neighborhood Reputation</text:h>
      <text:h text:style-name="P65" text:outline-level="2">6/12/2013</text:h>
      <text:p text:style-name="P16"/>
      <text:p text:style-name="P15">Days pass</text:p>
      <text:p text:style-name="P15">Upset stomachs, blades of grass</text:p>
      <text:p text:style-name="P15">Children laugh</text:p>
      <text:p text:style-name="P15">Neighborhood party crasher's crass</text:p>
      <text:p text:style-name="P15">She won't last</text:p>
      <text:p text:style-name="P15">She sits and thinks and then she asks: </text:p>
      <text:p text:style-name="P15">Where's all the cash?</text:p>
      <text:p text:style-name="P15"/>
      <text:p text:style-name="P15">Back to that one thing –</text:p>
      <text:p text:style-name="P15">Circular-saw accident – lost more than a finger</text:p>
      <text:p text:style-name="P15">Not a light surgery but not a flatliner</text:p>
      <text:p text:style-name="P15">After seeing the fallout she decided not to linger</text:p>
      <text:h text:style-name="P55" text:outline-level="1">21<text:span text:style-name="T2">st</text:span> Century Seasons</text:h>
      <text:h text:style-name="P66" text:outline-level="2">7/1/2013</text:h>
      <text:p text:style-name="P19"/>
      <text:p text:style-name="P17">Horrible heat; can you feel that electric beat?</text:p>
      <text:p text:style-name="P17">All night, the blight hum of the power drums on</text:p>
      <text:p text:style-name="P17">and we reel in radiation from illumination via bulbs in the ceiling</text:p>
      <text:p text:style-name="P17">Do you get that dehydrated feeling?</text:p>
      <text:p text:style-name="P17">Where your head aches and your fingers and arms swell</text:p>
      <text:p text:style-name="P17">and the body that you thought you knew so well</text:p>
      <text:p text:style-name="P17">puts stops in for the roar and din</text:p>
      <text:p text:style-name="P17">of the gas generator on top of the heat</text:p>
      <text:p text:style-name="P17"/>
      <text:p text:style-name="P17">Stadium lights on to witness the fight song</text:p>
      <text:p text:style-name="P17">A billion billion leaves fall into an autumn tomb</text:p>
      <text:p text:style-name="P17">As the harvests end, children carve and are</text:p>
      <text:p text:style-name="P17">monsters, cats, and ghosts while their siblings</text:p>
      <text:p text:style-name="P17">offer and are the subjects of homecoming toasts</text:p>
      <text:p text:style-name="P17">A streetlight blinks and tries to fill the night</text:p>
      <text:p text:style-name="P17">While mammals and birds try for all they're worth</text:p>
      <text:p text:style-name="P17">to save enough for winter and increase their girth</text:p>
      <text:p text:style-name="P31">Gas or electric heat and spray-in insulation</text:p>
      <text:p text:style-name="P17">keep us warm while outside it's rhinovirus incubation</text:p>
      <text:p text:style-name="P17">An icicle is the only thing that grows down</text:p>
      <text:p text:style-name="P17">And the snow keeps cars stuck so any and all are slow towns</text:p>
      <text:p text:style-name="P17">Where facades and the difference between run-down and luxury</text:p>
      <text:p text:style-name="P17">are hidden out of sight for the layer of white</text:p>
      <text:p text:style-name="P17">and the snow's streetlight reflection means</text:p>
      <text:p text:style-name="P17">the day and night shimmer equally as brightly</text:p>
      <text:p text:style-name="P17"/>
      <text:p text:style-name="P17">Shards of eggshell fall into a nest</text:p>
      <text:p text:style-name="P17">from the casing of the bird who hatched before the rest</text:p>
      <text:p text:style-name="P17">at the beginning of the spring when the glaciers start to melt</text:p>
      <text:p text:style-name="P17">and bring a drink that'll chill the warmest heart</text:p>
      <text:p text:style-name="P17">or water crop seeds at the harvest season's start.</text:p>
      <text:p text:style-name="P17">Seasonal hormones in civilized society</text:p>
      <text:p text:style-name="P17">mean lots of "sorry, no"s and even for the nice guys</text:p>
      <text:p text:style-name="P17">but the world continues spinning and the sun to rise</text:p>
      <text:h text:style-name="P55" text:outline-level="1">Micro/Macro</text:h>
      <text:h text:style-name="P66" text:outline-level="2">7/2/2013</text:h>
      <text:p text:style-name="P19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8">Strings</text:p>
            <text:p text:style-name="P18">watch</text:p>
            <text:p text:style-name="P18">as they dance</text:p>
            <text:p text:style-name="P18">alone in nothing else</text:p>
            <text:p text:style-name="P18"/>
            <text:p text:style-name="P18">muons, pions, several quarks</text:p>
            <text:p text:style-name="P18">too numerous to count</text:p>
            <text:p text:style-name="P18"/>
            <text:p text:style-name="P18">protons, atoms, molecules</text:p>
            <text:p text:style-name="P18">a trillion at a time</text:p>
            <text:p text:style-name="P18"/>
            <text:p text:style-name="P18">to organelles and cells</text:p>
            <text:p text:style-name="P18">and macrobiostructure</text:p>
            <text:p text:style-name="P18"/>
            <text:p text:style-name="P18">bacteria and viruses</text:p>
            <text:p text:style-name="P18">diseases and their cures</text:p>
            <text:p text:style-name="P18"/>
            <text:p text:style-name="P18">pro- and eukarya</text:p>
            <text:p text:style-name="P18">and vertebrate, mammalia</text:p>
            <text:p text:style-name="P18"/>
            <text:p text:style-name="P18">the quadruped, the plantigrade</text:p>
            <text:p text:style-name="P18">the ape who walks on two</text:p>
            <text:p text:style-name="P18"/>
            <text:p text:style-name="P18"><text:soft-page-break/>and wears a shoe and cardigan</text:p>
            <text:p text:style-name="P18">and makes everything over again</text:p>
          </table:table-cell>
          <table:table-cell office:value-type="string">
            <text:p text:style-name="P18">Known</text:p>
            <text:p text:style-name="P18">now</text:p>
            <text:p text:style-name="P18">as a thing</text:p>
            <text:p text:style-name="P18">encoded in a book</text:p>
            <text:p text:style-name="P18"/>
            <text:p text:style-name="P18">theory, art, science and math</text:p>
            <text:p text:style-name="P18">too numerous to count</text:p>
            <text:p text:style-name="P18"/>
            <text:p text:style-name="P18">emergent structure</text:p>
            <text:p text:style-name="P18">and attribute</text:p>
            <text:p text:style-name="P18"/>
            <text:p text:style-name="P18">to economy and power</text:p>
            <text:p text:style-name="P18">and craft of war</text:p>
            <text:p text:style-name="P18"/>
            <text:p text:style-name="P18">crime and punishment</text:p>
            <text:p text:style-name="P18">and society and justice</text:p>
            <text:p text:style-name="P18"/>
            <text:p text:style-name="P18">newspaper and radio</text:p>
            <text:p text:style-name="P18">and television, internet</text:p>
            <text:p text:style-name="P18"/>
            <text:p text:style-name="P18">atomic bomb and satellite</text:p>
            <text:p text:style-name="P18">the astronaut in space</text:p>
            <text:p text:style-name="P18"/>
            <text:p text:style-name="P18"><text:soft-page-break/>who crash lands in the ocean and</text:p>
            <text:p text:style-name="P18">eventually dies just like everyone else</text:p>
          </table:table-cell>
        </table:table-row>
      </table:table>
      <text:p text:style-name="P17"/>
      <text:h text:style-name="P56" text:outline-level="1">Impermanence</text:h>
      <text:h text:style-name="P67" text:outline-level="2">7/16/2013</text:h>
      <text:p text:style-name="P21"/>
      <text:p text:style-name="P20">Firefly<text:note text:id="ftn1" text:note-class="footnote"><text:note-citation>1</text:note-citation><text:note-body><text:p text:style-name="P32">R.I.P. <text:a xlink:type="simple" xlink:href="http://firefly.yourjapan.jp/">http://firefly.yourjapan.jp</text:a></text:p></text:note-body></text:note> said,</text:p>
      <text:p text:style-name="P20">"There's no going home because home is the same, and you're not,</text:p>
      <text:p text:style-name="P20">and never will be again."</text:p>
      <text:p text:style-name="P20"/>
      <text:p text:style-name="P20">Q:</text:p>
      <text:p text:style-name="P20">What marks can we put on the</text:p>
      <text:p text:style-name="P20">passage of time to allow to persist</text:p>
      <text:p text:style-name="P20">the illusion that our experiences</text:p>
      <text:p text:style-name="P20">have lasting meaning and that,</text:p>
      <text:p text:style-name="P20">granting an anthropocentric focus,</text:p>
      <text:p text:style-name="P20">our accomplishments are due to effort rather </text:p>
      <text:p text:style-name="P20">than causality?</text:p>
      <text:p text:style-name="P20"/>
      <text:p text:style-name="P20">A:</text:p>
      <text:p text:style-name="P20">Days, months, years.</text:p>
      <text:h text:style-name="P57" text:outline-level="1">The Other Black Gold</text:h>
      <text:h text:style-name="P68" text:outline-level="2">7/30/2013</text:h>
      <text:p text:style-name="P23"/>
      <text:p text:style-name="P22">Dregs of coffee stir in veins</text:p>
      <text:p text:style-name="P22">To ease the awful waking pains</text:p>
      <text:p text:style-name="P22">I ought to try but won't succeed</text:p>
      <text:p text:style-name="P22">In getting by without the need</text:p>
      <text:p text:style-name="P22">To caffeinate; it's an addiction</text:p>
      <text:p text:style-name="P22">More than that I need the friction</text:p>
      <text:p text:style-name="P22">Of a night without much sleep</text:p>
      <text:p text:style-name="P22">The words I push my drink may keep</text:p>
      <text:p text:style-name="P22">So here's to ever-sleepless nights</text:p>
      <text:p text:style-name="P22">And artful, long internal fights</text:p>
      <text:p text:style-name="P22">With demons who doth disappear</text:p>
      <text:p text:style-name="P22">When the sun is nowhere near</text:p>
      <text:p text:style-name="P22">For in the night my fear gives way</text:p>
      <text:p text:style-name="P22">To creativity gone in the day</text:p>
      <text:p text:style-name="P22">And peace of mind and will at hand</text:p>
      <text:p text:style-name="P22">So begone sandman! <text:span text:style-name="T8">T</text:span>ake your sand!</text:p>
      <text:p text:style-name="P22"/>
      <text:p text:style-name="P22">Here's to coffee, rev my heart</text:p>
      <text:p text:style-name="P22">And at the dusk, at nighttime's start</text:p>
      <text:p text:style-name="P22">I'll re-up with another round</text:p>
      <text:p text:style-name="P22">So that my pillow needn't be found</text:p>
      <text:p text:style-name="P22">And like a font I'll keep to spring</text:p>
      <text:p text:style-name="P22">Until the earth completes a ring</text:p>
      <text:p text:style-name="P22"><text:soft-page-break/>And may words flow until the sun</text:p>
      <text:p text:style-name="P22">Comes up and my nocturnal fun</text:p>
      <text:p text:style-name="P22">Ends suddenly and with a daze</text:p>
      <text:p text:style-name="P22">And off to bed I slowly laze</text:p>
      <text:p text:style-name="P22">But then recall that molecule</text:p>
      <text:p text:style-name="P22">And think to myself, "I'm a fool</text:p>
      <text:p text:style-name="P22">It's daytime, I shall be awake"</text:p>
      <text:p text:style-name="P22">And so another pot I make</text:p>
      <text:p text:style-name="P22">And sleepless life is thus maintained</text:p>
      <text:p text:style-name="P22">Until I crash, empty again</text:p>
      <text:h text:style-name="P57" text:outline-level="1">Untitled</text:h>
      <text:h text:style-name="P68" text:outline-level="2">8/29/2013</text:h>
      <text:p text:style-name="P23"/>
      <text:p text:style-name="P22">Dear Princess,</text:p>
      <text:p text:style-name="P22"/>
      <text:p text:style-name="P22">Do you know the sound that's made by</text:p>
      <text:p text:style-name="P22">Windshields as they shatter into</text:p>
      <text:p text:style-name="P22">Spiderweb designs as you are</text:p>
      <text:p text:style-name="P22">Hanging upside-down by seatbelt</text:p>
      <text:p text:style-name="P22">Looking at a cliff?</text:p>
      <text:p text:style-name="P22"/>
      <text:p text:style-name="P22">I don't for the adrenaline,</text:p>
      <text:p text:style-name="P22">I'm awfully glad of that –</text:p>
      <text:p text:style-name="P22">That chemical just aggravates me,</text:p>
      <text:p text:style-name="P22">Says I'm close to death.</text:p>
      <text:p text:style-name="P22">So I retreat to safer roads</text:p>
      <text:p text:style-name="P22">Where car-rolls are unlikely</text:p>
      <text:p text:style-name="P22">And the mental cost of driving is</text:p>
      <text:p text:style-name="P22">Affordable to pay – but I say nonetheless that</text:p>
      <text:p text:style-name="P22">Flipping over once is fun,</text:p>
      <text:p text:style-name="P22">Twice I'll pass</text:p>
      <text:h text:style-name="P58" text:outline-level="1">Foundation Shifts</text:h>
      <text:h text:style-name="P69" text:outline-level="2">9/22/2013</text:h>
      <text:p text:style-name="P30"/>
      <text:p text:style-name="P29">Aren't we anonymous automatons in the flowing wax and ebb of unsympathetic economy?</text:p>
      <text:p text:style-name="P29"/>
      <text:p text:style-name="P29">Don't we slog in an improvised shuffle,</text:p>
      <text:p text:style-name="P29">An elaborate swirl of energy expenditure which satisfies</text:p>
      <text:p text:style-name="P29">Apparent self-organizing forces?</text:p>
      <text:p text:style-name="P29"/>
      <text:p text:style-name="P29">Is it a plight to live on the wrong side of the line dividing</text:p>
      <text:p text:style-name="P29">The satiated and the wanting?</text:p>
      <text:p text:style-name="P29">Do we tell ourselves that no holier judge can say which side is which?</text:p>
      <text:p text:style-name="P29"/>
      <text:p text:style-name="P29">Will our identities converge when age numbs the vagaries of life?</text:p>
      <text:p text:style-name="P29">Were our souls complicit in strife before we were born?</text:p>
      <text:h text:style-name="P59" text:outline-level="1">Graph Edges</text:h>
      <text:h text:style-name="P70" text:outline-level="2">9/24/2013</text:h>
      <text:p text:style-name="P25"/>
      <text:p text:style-name="P24">What can you stand on, new one?</text:p>
      <text:p text:style-name="P24">Release it and let it flutter away until you are satisfied</text:p>
      <text:p text:style-name="P24">Here, there, the foundation shifts to follow you</text:p>
      <text:p text:style-name="P24">In a tribute to your impermanence</text:p>
      <text:p text:style-name="P24"/>
      <text:p text:style-name="P24">Be heartstrong in the dark</text:p>
      <text:p text:style-name="P24">For though a path will not appear,</text:p>
      <text:p text:style-name="P24">You leave one</text:p>
      <text:p text:style-name="P24">Maybe another can follow</text:p>
      <text:p text:style-name="P24"/>
      <text:p text:style-name="P24">Illuminate a here &amp; now</text:p>
      <text:p text:style-name="P24">Because the heres &amp; nows are scarce,</text:p>
      <text:p text:style-name="P24">Costly and</text:p>
      <text:p text:style-name="P24">Rouletted to some</text:p>
      <text:h text:style-name="P59" text:outline-level="1">Ode N</text:h>
      <text:h text:style-name="P70" text:outline-level="2">9/27/2013</text:h>
      <text:p text:style-name="P25"/>
      <text:p text:style-name="P24">Lost and therefore bursting</text:p>
      <text:p text:style-name="P24">In directions accidental and unplanned</text:p>
      <text:p text:style-name="P24">Thanks to that ineluctable ...</text:p>
      <text:p text:style-name="P24">Which keeps me up at night.</text:p>
      <text:p text:style-name="P24">It's a strange meter in which this mind ticks:</text:p>
      <text:p text:style-name="P24">Often laborious and weak,</text:p>
      <text:p text:style-name="P24">But sometimes rhapsodious and effervescent.</text:p>
      <text:p text:style-name="P24">Tremors of doubt of tenets</text:p>
      <text:p text:style-name="P24">Leave sedimentary effeteness in subsiding.</text:p>
      <text:p text:style-name="P24"/>
      <text:p text:style-name="P24">How many dialects have we spoken</text:p>
      <text:p text:style-name="P24">In the temperate dusk which crawls from the east horizon</text:p>
      <text:p text:style-name="P24">To proxy our thoughts to patronizing or ideal audiences (each other)?</text:p>
      <text:p text:style-name="P24">Where can I go from here,</text:p>
      <text:p text:style-name="P24">When roads to the future lead into the next dusk?</text:p>
      <text:p text:style-name="P24">Into the horizon the world spins, land after another.</text:p>
      <text:p text:style-name="P24"/>
      <text:p text:style-name="P24">Consider: a turtle sits atop a turtle sits atop a turtle ...</text:p>
      <text:h text:style-name="P59" text:outline-level="1">Hello Echoes</text:h>
      <text:h text:style-name="P70" text:outline-level="2">10/3/2013</text:h>
      <text:p text:style-name="P25"/>
      <text:p text:style-name="P24">One soul in a manila envelope</text:p>
      <text:p text:style-name="P24">Ready for shipping says</text:p>
      <text:p text:style-name="P24">To the soul packaged above him in the stack:</text:p>
      <text:p text:style-name="P24">"What does it all mean?"</text:p>
      <text:p text:style-name="P24">And that second one hears</text:p>
      <text:p text:style-name="P24">But does not know the answer</text:p>
      <text:p text:style-name="P24">And so does not reply,</text:p>
      <text:p text:style-name="P24">Rudely,</text:p>
      <text:p text:style-name="P24">Not even to acknowledge the inquisition.</text:p>
      <text:p text:style-name="P24">Tomorrow will come regardless,</text:p>
      <text:p text:style-name="P24">Until earth and sun are no longer</text:p>
      <text:p text:style-name="P24">And the concept of tomorrow is obsolete</text:p>
      <text:h text:style-name="P59" text:outline-level="1">The Colding</text:h>
      <text:h text:style-name="P70" text:outline-level="2">10/9/2013</text:h>
      <text:p text:style-name="P25"/>
      <text:p text:style-name="P24">Here again, the winter blossoms</text:p>
      <text:p text:style-name="P24">Isn't that chill-on-wind awesome?</text:p>
      <text:p text:style-name="P24">Where are the animals of late?</text:p>
      <text:p text:style-name="P24">They're in their nests to hibernate.</text:p>
      <text:p text:style-name="P24">Leaves from trees fall, orange and brown,</text:p>
      <text:p text:style-name="P24">From branch to earth a-swirling down.</text:p>
      <text:p text:style-name="P24">A thousand crystalline beads form</text:p>
      <text:p text:style-name="P24">When dew's the opposite of warm</text:p>
      <text:h text:style-name="P59" text:outline-level="1">Trite Scrawling</text:h>
      <text:h text:style-name="P70" text:outline-level="2">8/23/2014</text:h>
      <text:p text:style-name="P25"/>
      <text:p text:style-name="P24">Wonder until you are curious</text:p>
      <text:p text:style-name="P24">Wander until you are lost</text:p>
      <text:p text:style-name="P24">$ echo "seek until you find" | sed -r s/"(.)(.)(.* .* .* ).(.).(.)"/"\\1\\2\\3\\5\\4\\2"/</text:p>
      <text:p text:style-name="P24">And on your journey, give more than you take</text:p>
      <text:h text:style-name="P59" text:outline-level="1">The 0x0 Ocean</text:h>
      <text:h text:style-name="P70" text:outline-level="2">9/3/2014</text:h>
      <text:p text:style-name="P25"/>
      <text:p text:style-name="P24">(Start at an artsy coffee house)</text:p>
      <text:p text:style-name="P24">The most beautiful paintings are</text:p>
      <text:p text:style-name="P24">Wept onto canvas post-aging in an innocent's memory</text:p>
      <text:p text:style-name="P24">(Stop to breathe)</text:p>
      <text:p text:style-name="P24">Such that in effect the iris</text:p>
      <text:p text:style-name="P24">Is an asymmetrical filter,</text:p>
      <text:p text:style-name="P24">Taking ugly on ingest and context on emit</text:p>
      <text:p text:style-name="P24">Leaving quintessential feeling (breathe)</text:p>
      <text:p text:style-name="P24">(Why'd you break the rhythm?</text:p>
      <text:p text:style-name="P24">We were just getting set up to divulge all of a friend's memories)</text:p>
      <text:p text:style-name="P24">(Stop to breathe &amp; look merely complacent)</text:p>
      <text:p text:style-name="P24">(There's no rhyme or cadence</text:p>
      <text:p text:style-name="P24">[With cigarette in-hand]</text:p>
      <text:p text:style-name="P24">Which makes confidence-breaking acceptable)</text:p>
      <text:p text:style-name="P24">(Now put the microphone in the stand &amp; make some grand gesture: which is up to you)</text:p>
      <text:p text:style-name="P24">(Do you wear glasses? [Let's get really off-track – there's a bar down the street;</text:p>
      <text:p text:style-name="P24">Tell directions to the crowd &amp; get go-ing])</text:p>
      <text:p text:style-name="P24">(Now we're here, yes, and so:)</text:p>
      <text:p text:style-name="P24">On the beach, at the ocean,</text:p>
      <text:p text:style-name="P24">The Pacific Northwestern water</text:p>
      <text:p text:style-name="P24">Freezes the body and so –</text:p>
      <text:p text:style-name="P24">The experience is purely physical when</text:p>
      <text:p text:style-name="P24">It could otherwise have been</text:p>
      <text:p text:style-name="P24"><text:soft-page-break/>(Reminder to tip the bartender)</text:p>
      <text:p text:style-name="P24">(Breathe) psychosomatic (this just isn't the time or place</text:p>
      <text:p text:style-name="P24">To mention what we came here to say.)</text:p>
      <text:h text:style-name="P59" text:outline-level="1">Ya la Pr<text:span text:style-name="T3">óxima Vez</text:span></text:h>
      <text:h text:style-name="P71" text:outline-level="2">9/24/2014</text:h>
      <text:p text:style-name="P25"/>
      <text:list xml:id="list3630387626828275151" text:style-name="L1">
        <text:list-item>
          <text:p text:style-name="P46">Life on this side of the whip<text:line-break/>is not a permanent crisis<text:line-break/>despite sideways rain on the ill-lit highway<text:line-break/>and traveling figuratively towards an ambulance<text:line-break/>and literally to a place where<text:line-break/>I want to be more than I want to be in my own bed<text:line-break/>What are all these comforts about?<text:line-break/>What I need to get by in lieu of a reciprocal.</text:p>
        </text:list-item>
        <text:list-item>
          <text:p text:style-name="P46">Hopefully the status quo will integrate me<text:line-break/>and the blooming, daisy-petal counting children<text:line-break/>won't pay me much mind.</text:p>
        </text:list-item>
        <text:list-item>
          <text:p text:style-name="P46">If only I could control the urge<text:line-break/>to address apologetic poetry to former lovers, and<text:line-break/>never-readers anyway.</text:p>
        </text:list-item>
      </text:list>
      <text:p text:style-name="P24"/>
      <text:h text:style-name="P59" text:outline-level="1">Deluge of Passersby</text:h>
      <text:h text:style-name="P70" text:outline-level="2">10/23/2014</text:h>
      <text:p text:style-name="P25"/>
      <text:p text:style-name="P24">There was a cataclysm at the beginning of time</text:p>
      <text:p text:style-name="P24">When all potential souls each cried out,</text:p>
      <text:p text:style-name="P24">"I am not ready for life. Nullity is so much</text:p>
      <text:p text:style-name="P24">easier."</text:p>
      <text:p text:style-name="P24">But the dual-roled charioteer-shepherd waited patiently,</text:p>
      <text:p text:style-name="P24">At times urging them to action and</text:p>
      <text:p text:style-name="P24">At times pushing them away –</text:p>
      <text:p text:style-name="P24">Not due to unloving,</text:p>
      <text:p text:style-name="P24">But so that they might find their paths</text:p>
      <text:h text:style-name="P60" text:outline-level="1">Tea for One</text:h>
      <text:h text:style-name="P72" text:outline-level="2">10/23/2014</text:h>
      <text:p text:style-name="P27"/>
      <text:p text:style-name="P26">A bouncing ball</text:p>
      <text:p text:style-name="P26">A world on fire</text:p>
      <text:p text:style-name="P26">A gaslit slave</text:p>
      <text:p text:style-name="P26">A parking stall</text:p>
      <text:p text:style-name="P26"/>
      <text:p text:style-name="P26">A mind that ticks</text:p>
      <text:p text:style-name="P26">As axons twine</text:p>
      <text:p text:style-name="P26">In pathways through</text:p>
      <text:p text:style-name="P26">An active mind</text:p>
      <text:p text:style-name="P26"/>
      <text:p text:style-name="P26">I once loved her</text:p>
      <text:p text:style-name="P26">Uselessly</text:p>
      <text:p text:style-name="P26">But love this strong's</text:p>
      <text:p text:style-name="P26">Not meant to be</text:p>
      <text:p text:style-name="P26"/>
      <text:p text:style-name="P26">I'm letting go</text:p>
      <text:p text:style-name="P26">And channeling</text:p>
      <text:p text:style-name="P26">The love I felt</text:p>
      <text:p text:style-name="P26">To other things</text:p>
      <text:p text:style-name="P26"/>
      <text:h text:style-name="Heading_20_3" text:outline-level="3">It's like screaming at the top of your lungs in a vacuum</text:h>
      <text:h text:style-name="P60" text:outline-level="1">Iridescent Tantaleyes</text:h>
      <text:h text:style-name="P72" text:outline-level="2">10/24/2014</text:h>
      <text:p text:style-name="P27"/>
      <text:p text:style-name="P26">Mystery girl –</text:p>
      <text:p text:style-name="P26">You are unapproachable like a blinding diamond</text:p>
      <text:p text:style-name="P26">And beautiful like fission in a star</text:p>
      <text:p text:style-name="P26">But I have earned my stripes</text:p>
      <text:p text:style-name="P26">In the war of the genders,</text:p>
      <text:p text:style-name="P26">And your red pants and opalescent eyes</text:p>
      <text:p text:style-name="P26">Will not make me lose my cool.</text:p>
      <text:p text:style-name="P26"/>
      <text:p text:style-name="P26">You are a manslayer,</text:p>
      <text:p text:style-name="P26">But I am impervious</text:p>
      <text:p text:style-name="P26"/>
      <text:p text:style-name="P26">And which one of us will tahashsham in this hasham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40829" officeooo:paragraph-rsid="002408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3">28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20:27:21.796165174</meta:creation-date>
    <dc:date>2014-11-30T18:31:24.008204358</dc:date>
    <meta:editing-duration>PT2H34M14S</meta:editing-duration>
    <meta:editing-cycles>32</meta:editing-cycles>
    <meta:generator>LibreOffice/4.2.7.2$Linux_X86_64 LibreOffice_project/420m0$Build-2</meta:generator>
    <meta:document-statistic meta:table-count="2" meta:image-count="0" meta:object-count="0" meta:page-count="31" meta:paragraph-count="469" meta:word-count="2415" meta:character-count="13406" meta:non-whitespace-character-count="11444"/>
  </office:meta>
</office:document-meta>
</file>